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visionControllerAction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isionControllerAction.ge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isionControllerAction.act( Redirector redirector , SourceResolver resolver , Map objectModel , String src , Parameters parameter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5">
            <text:p text:style-name="Table_20_Contents">25</text:p>
          </table:table-cell>
          <table:table-cell office:value-type="float" office:value="73">
            <text:p text:style-name="Table_20_Contents">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